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</office:automatic-styles>
  <office:body>
    <office:drawing>
      <draw:page draw:name="page1" draw:style-name="dp1" draw:master-page-name="Default">
        <draw:line draw:style-name="gr1" draw:text-style-name="P1" draw:layer="layout" svg:x1="15.639cm" svg:y1="1.884cm" svg:x2="16.932cm" svg:y2="0.598cm">
          <text:p/>
        </draw:line>
        <draw:line draw:style-name="gr1" draw:text-style-name="P1" draw:layer="layout" svg:x1="14.357cm" svg:y1="0.58cm" svg:x2="15.65cm" svg:y2="1.866cm">
          <text:p/>
        </draw:line>
        <draw:line draw:style-name="gr1" draw:text-style-name="P1" draw:layer="layout" svg:x1="14.356cm" svg:y1="3.166cm" svg:x2="15.649cm" svg:y2="1.88cm">
          <text:p/>
        </draw:line>
        <draw:line draw:style-name="gr1" draw:text-style-name="P1" draw:layer="layout" svg:x1="8.413cm" svg:y1="2.339cm" svg:x2="7.685cm" svg:y2="1.599cm">
          <text:p/>
        </draw:line>
        <draw:line draw:style-name="gr1" draw:text-style-name="P1" draw:layer="layout" svg:x1="8.413cm" svg:y1="0.799cm" svg:x2="7.685cm" svg:y2="1.539cm">
          <text:p/>
        </draw:line>
        <draw:line draw:style-name="gr1" draw:text-style-name="P1" draw:layer="layout" svg:x1="3.885cm" svg:y1="2.339cm" svg:x2="4.613cm" svg:y2="1.599cm">
          <text:p/>
        </draw:line>
        <draw:line draw:style-name="gr1" draw:text-style-name="P1" draw:layer="layout" svg:x1="4.983cm" svg:y1="1.558cm" svg:x2="7.303cm" svg:y2="1.558cm">
          <text:p/>
        </draw:line>
        <draw:line draw:style-name="gr1" draw:text-style-name="P1" draw:layer="layout" svg:x1="3.885cm" svg:y1="0.799cm" svg:x2="4.613cm" svg:y2="1.539cm">
          <text:p/>
        </draw:line>
        <draw:path draw:style-name="gr2" draw:text-style-name="P2" draw:layer="layout" svg:width="1.255cm" svg:height="0.646cm" svg:x="4.256cm" svg:y="1.231cm" svg:viewBox="0 0 1256 647" svg:d="M628 0c-117 0-214 14-314 43-100 30-172 67-230 118-57 52-84 103-84 162 0 61 27 111 84 163 58 50 130 88 230 117 100 30 197 44 314 44s213-14 314-44c100-29 172-67 230-117 57-52 84-102 84-163 0-59-27-110-84-162-58-51-130-88-230-118-101-29-197-43-314-43z">
          <text:p/>
        </draw:path>
        <draw:path draw:style-name="gr2" draw:text-style-name="P2" draw:layer="layout" svg:width="0.655cm" svg:height="0.646cm" svg:x="5.805cm" svg:y="1.23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551cm" svg:height="0.47cm" svg:x="5.877cm" svg:y="1.32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551cm" svg:height="0.47cm" svg:x="4.63cm" svg:y="1.3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1.4cm" svg:height="1.02cm" svg:x="0.618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4" draw:text-style-name="P4" draw:layer="layout" svg:width="0.651cm" svg:height="0.345cm" svg:x="2.346cm" svg:y="1.397cm" svg:viewBox="0 0 652 346" svg:d="M33 171h-33c5-114 52-171 142-171 40 0 103 21 189 64 87 43 147 65 180 65 52 0 82-39 90-117h34c-7 115-55 172-142 172-46 0-108-22-186-65s-140-64-185-64c-28 0-50 13-67 38-15 23-22 49-22 78zM50 335h-32c5-115 52-173 141-173 41 0 104 22 190 65s146 65 180 65c52 0 82-39 90-117h33c-7 114-54 171-142 171-45 0-107-21-185-64s-140-64-186-64c-28 0-50 13-67 38-14 23-22 49-22 79z">
          <text:p/>
        </draw:path>
        <draw:frame draw:style-name="gr3" draw:text-style-name="P3" draw:layer="layout" svg:width="0.466cm" svg:height="0.47cm" svg:x="3.457cm" svg:y="0.44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0.394cm" svg:height="0.47cm" svg:x="3.531cm" svg:y="2.1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0.432cm" svg:height="0.47cm" svg:x="8.424cm" svg:y="0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394cm" svg:height="0.47cm" svg:x="8.41cm" svg:y="2.1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15.661cm" svg:y1="1.891cm" svg:x2="16.954cm" svg:y2="3.177cm">
          <text:p/>
        </draw:line>
        <draw:path draw:style-name="gr2" draw:text-style-name="P2" draw:layer="layout" svg:width="0.655cm" svg:height="0.646cm" svg:x="14.555cm" svg:y="0.75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4.554cm" svg:y="2.34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6.111cm" svg:y="0.75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16.096cm" svg:y="2.37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62cm" svg:height="0.529cm" svg:x="14.603cm" svg:y="2.4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16cm" svg:height="0.528cm" svg:x="14.572cm" svg:y="0.8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0.625cm" svg:height="0.529cm" svg:x="16.165cm" svg:y="0.84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637cm" svg:height="0.529cm" svg:x="16.121cm" svg:y="2.46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1.596cm" svg:height="1.02cm" svg:x="11.084cm" svg:y="1.15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0.433cm" svg:height="0.47cm" svg:x="13.971cm" svg:y="0.20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0.327cm" svg:height="0.47cm" svg:x="13.989cm" svg:y="3.00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0.432cm" svg:height="0.47cm" svg:x="16.905cm" svg:y="0.21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0.394cm" svg:height="0.47cm" svg:x="16.91cm" svg:y="3.03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.2cm" svg:height="1.02cm" svg:x="12.67cm" svg:y="1.15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2" draw:text-style-name="P2" draw:layer="layout" svg:width="1.255cm" svg:height="0.646cm" svg:x="6.753cm" svg:y="1.232cm" svg:viewBox="0 0 1256 647" svg:d="M628 0c-117 0-214 14-314 43-100 30-172 67-230 118-57 52-84 103-84 162 0 61 27 111 84 163 58 50 130 88 230 117 100 30 197 44 314 44s213-14 314-44c100-29 172-67 230-117 57-52 84-102 84-163 0-59-27-110-84-162-58-51-130-88-230-118-101-29-197-43-314-43z">
          <text:p/>
        </draw:path>
        <draw:frame draw:style-name="gr3" draw:text-style-name="P3" draw:layer="layout" svg:width="0.551cm" svg:height="0.495cm" svg:x="7.142cm" svg:y="1.31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0T19:16:58.003729066</dc:date>
    <meta:editing-duration>PT1H36M43S</meta:editing-duration>
    <meta:editing-cycles>14</meta:editing-cycles>
    <meta:generator>LibreOffice/5.2.7.2$Linux_X86_64 LibreOffice_project/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ubsup>
      <mi>V</mi>
      <mi mathvariant="italic">rs</mi>
      <mi mathvariant="italic">pq</mi>
    </msubsup>
    <annotation encoding="StarMath 5.0">V^{ pq }_{ rs }</annotation>
  </semantics>
</math>
</file>

<file path=Object 10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sup>
      <mi>Y</mi>
      <mn>4</mn>
    </msup>
    <annotation encoding="StarMath 5.0">Y^4</annotation>
  </semantics>
</math>
</file>

<file path=Object 16/content.xml><?xml version="1.0" encoding="utf-8"?>
<math xmlns="http://www.w3.org/1998/Math/MathML" display="block">
  <semantics>
    <mrow>
      <msup>
        <mrow/>
        <mn>2</mn>
      </msup>
      <msubsup>
        <mi>T</mi>
        <mi mathvariant="italic">ij</mi>
        <mi mathvariant="italic">ab</mi>
      </msubsup>
    </mrow>
    <annotation encoding="StarMath 5.0">{}^2 T^{ ab }_{ ij }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20/content.xml><?xml version="1.0" encoding="utf-8"?>
<math xmlns="http://www.w3.org/1998/Math/MathML" display="block">
  <semantics>
    <mi>j</mi>
    <annotation encoding="StarMath 5.0">j</annotation>
  </semantics>
</math>
</file>

<file path=Object 3/content.xml><?xml version="1.0" encoding="utf-8"?>
<math xmlns="http://www.w3.org/1998/Math/MathML" display="block">
  <semantics>
    <msup>
      <mi>Y</mi>
      <mn>1</mn>
    </msup>
    <annotation encoding="StarMath 5.0">Y^1</annotation>
  </semantics>
</math>
</file>

<file path=Object 4/content.xml><?xml version="1.0" encoding="utf-8"?>
<math xmlns="http://www.w3.org/1998/Math/MathML" display="block">
  <semantics>
    <mrow>
      <mrow/>
      <mo stretchy="false">≡</mo>
      <mrow/>
    </mrow>
    <annotation encoding="StarMath 5.0">{ } equiv {  }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

<file path=Object 9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